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6.53mm"/>
    </style:style>
    <style:style style:name="co2" style:family="table-column">
      <style:table-column-properties fo:break-before="auto" style:column-width="23.53mm"/>
    </style:style>
    <style:style style:name="co3" style:family="table-column">
      <style:table-column-properties fo:break-before="auto" style:column-width="27.0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no_sound_on_sound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hole file</text:p>
          </table:table-cell>
          <table:table-cell office:value-type="string" calcext:value-type="string">
            <text:p>eeg-negative</text:p>
          </table:table-cell>
          <table:table-cell office:value-type="string" calcext:value-type="string">
            <text:p>eeg-neutral</text:p>
          </table:table-cell>
          <table:table-cell office:value-type="string" calcext:value-type="string">
            <text:p>eeg-possitive</text:p>
          </table:table-cell>
          <table:table-cell/>
        </table:table-row>
        <table:table-row table:style-name="ro1">
          <table:table-cell office:value-type="string" calcext:value-type="string">
            <text:p>eeg-negativ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3:.B9])/SUM([.B3:.D9])" office:value-type="percentage" office:value="0" calcext:value-type="percentage" table:number-columns-spanned="1" table:number-rows-spanned="7">
            <text:p>0.00%</text:p>
          </table:table-cell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eeg-negativ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eeg-negativ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table-cell office:value-type="string" calcext:value-type="string">
            <text:p>eeg-negativ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table-cell office:value-type="string" calcext:value-type="string">
            <text:p>eeg-negativ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table-cell office:value-type="string" calcext:value-type="string">
            <text:p>eeg-neutr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10:.C19])/SUM([.B10:.D19])" office:value-type="percentage" office:value="0" calcext:value-type="percentage" table:number-columns-spanned="1" table:number-rows-spanned="10">
            <text:p>0.00%</text:p>
          </table:table-cell>
        </table:table-row>
        <table:table-row table:style-name="ro1">
          <table:table-cell office:value-type="string" calcext:value-type="string">
            <text:p>eeg-neutr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table-cell office:value-type="string" calcext:value-type="string">
            <text:p>eeg-neutr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table-cell office:value-type="string" calcext:value-type="string">
            <text:p>eeg-neutr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table-cell office:value-type="string" calcext:value-type="string">
            <text:p>eeg-neutr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table-cell office:value-type="string" calcext:value-type="string">
            <text:p>eeg-neutr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table-cell office:value-type="string" calcext:value-type="string">
            <text:p>eeg-neutr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table-cell office:value-type="string" calcext:value-type="string">
            <text:p>eeg-neutr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table-cell office:value-type="string" calcext:value-type="string">
            <text:p>eeg-neutr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table-cell office:value-type="string" calcext:value-type="string">
            <text:p>eeg-neutr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table-cell office:value-type="string" calcext:value-type="string">
            <text:p>eeg-positiv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D20:.D22])/SUM([.B20:.D22])" office:value-type="percentage" office:value="1" calcext:value-type="percentage" table:number-columns-spanned="1" table:number-rows-spanned="3">
            <text:p>100.00%</text:p>
          </table:table-cell>
        </table:table-row>
        <table:table-row table:style-name="ro1">
          <table:table-cell office:value-type="string" calcext:value-type="string">
            <text:p>eeg-positiv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table-cell office:value-type="string" calcext:value-type="string">
            <text:p>eeg-positiv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table-cell table:number-columns-repeated="4"/>
          <table:table-cell table:formula="of:=SUM([.E3:.E20])/3" office:value-type="percentage" office:value="0.333333333333333" calcext:value-type="percentage">
            <text:p>33.33%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eeg-negative</text:p>
          </table:table-cell>
          <table:table-cell office:value-type="string" calcext:value-type="string">
            <text:p>eeg-neutral</text:p>
          </table:table-cell>
          <table:table-cell office:value-type="string" calcext:value-type="string">
            <text:p>eeg-possitive</text:p>
          </table:table-cell>
          <table:table-cell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SUM([.B25:.B31])/SUM([.B25:.D31])" office:value-type="percentage" office:value="0.518123667377399" calcext:value-type="percentage" table:number-columns-spanned="1" table:number-rows-spanned="7">
            <text:p>51.81%</text:p>
          </table:table-cell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8" calcext:value-type="float">
            <text:p>18</text:p>
          </table:table-cell>
          <table:covered-table-cell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covered-table-cell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covered-table-cell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covered-table-cell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covered-table-cell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covered-table-cell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formula="of:=SUM([.C32:.C41])/SUM([.B32:.D41])" office:value-type="percentage" office:value="0.252240717029449" calcext:value-type="percentage" table:number-columns-spanned="1" table:number-rows-spanned="10">
            <text:p>25.22%</text:p>
          </table:table-cell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covered-table-cell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covered-table-cell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covered-table-cell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covered-table-cell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covered-table-cell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covered-table-cell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0" calcext:value-type="float">
            <text:p>20</text:p>
          </table:table-cell>
          <table:covered-table-cell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covered-table-cell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covered-table-cell/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formula="of:=SUM([.D42:.D44])/SUM([.B42:.D44])" office:value-type="percentage" office:value="0.353233830845771" calcext:value-type="percentage" table:number-columns-spanned="1" table:number-rows-spanned="3">
            <text:p>35.32%</text:p>
          </table:table-cell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covered-table-cell/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covered-table-cell/>
        </table:table-row>
        <table:table-row table:style-name="ro1">
          <table:table-cell table:number-columns-repeated="4"/>
          <table:table-cell table:formula="of:=SUM([.E25:.E42])/3" office:value-type="percentage" office:value="0.37453273841754" calcext:value-type="percentage">
            <text:p>37.45%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eeg-negative</text:p>
          </table:table-cell>
          <table:table-cell office:value-type="string" calcext:value-type="string">
            <text:p>eeg-neutral</text:p>
          </table:table-cell>
          <table:table-cell office:value-type="string" calcext:value-type="string">
            <text:p>eeg-possitive</text:p>
          </table:table-cell>
          <table:table-cell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2" table:formula="of:=SUM([.B47:.B53])/SUM([.B47:.D53])" office:value-type="percentage" office:value="0.457983193277311" calcext:value-type="percentage" table:number-columns-spanned="1" table:number-rows-spanned="7">
            <text:p>45.80%</text:p>
          </table:table-cell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8" calcext:value-type="float">
            <text:p>8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style-name="ce3" table:formula="of:=SUM([.C54:.C63])/SUM([.B54:.D63])" office:value-type="percentage" office:value="0.304347826086957" calcext:value-type="percentage" table:number-columns-spanned="1" table:number-rows-spanned="10">
            <text:p>30.43%</text:p>
          </table:table-cell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style-name="ce3" table:formula="of:=SUM([.D64:.D66])/SUM([.B64:.D66])" office:value-type="percentage" office:value="0.431372549019608" calcext:value-type="percentage" table:number-columns-spanned="1" table:number-rows-spanned="3">
            <text:p>43.14%</text:p>
          </table:table-cell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covered-table-cell table:style-name="ce3"/>
        </table:table-row>
        <table:table-row table:style-name="ro1">
          <table:table-cell table:number-columns-repeated="4"/>
          <table:table-cell table:style-name="ce3" table:formula="of:=SUM([.E47:.E64])/3" office:value-type="percentage" office:value="0.397901189461292" calcext:value-type="percentage">
            <text:p>39.79%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eeg-negative</text:p>
          </table:table-cell>
          <table:table-cell office:value-type="string" calcext:value-type="string">
            <text:p>eeg-neutral</text:p>
          </table:table-cell>
          <table:table-cell office:value-type="string" calcext:value-type="string">
            <text:p>eeg-possitive</text:p>
          </table:table-cell>
          <table:table-cell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table:formula="of:=SUM([.B69:.B75])/SUM([.B69:.D75])" office:value-type="percentage" office:value="0.552795031055901" calcext:value-type="percentage" table:number-columns-spanned="1" table:number-rows-spanned="7">
            <text:p>55.28%</text:p>
          </table:table-cell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style-name="ce3" table:formula="of:=SUM([.C76:.C85])/SUM([.B76:.D85])" office:value-type="percentage" office:value="0.310344827586207" calcext:value-type="percentage" table:number-columns-spanned="1" table:number-rows-spanned="10">
            <text:p>31.03%</text:p>
          </table:table-cell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3" table:formula="of:=SUM([.D86:.D88])/SUM([.B86:.D88])" office:value-type="percentage" office:value="0.405797101449275" calcext:value-type="percentage" table:number-columns-spanned="1" table:number-rows-spanned="3">
            <text:p>40.58%</text:p>
          </table:table-cell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covered-table-cell table:style-name="ce3"/>
        </table:table-row>
        <table:table-row table:style-name="ro1">
          <table:table-cell table:number-columns-repeated="4"/>
          <table:table-cell table:style-name="ce3" table:formula="of:=SUM([.E69:.E86])/3" office:value-type="percentage" office:value="0.422978986697128" calcext:value-type="percentage">
            <text:p>42.30%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eeg-negative</text:p>
          </table:table-cell>
          <table:table-cell office:value-type="string" calcext:value-type="string">
            <text:p>eeg-neutral</text:p>
          </table:table-cell>
          <table:table-cell office:value-type="string" calcext:value-type="string">
            <text:p>eeg-possitive</text:p>
          </table:table-cell>
          <table:table-cell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table:formula="of:=SUM([.B91:.B97])/SUM([.B91:.D97])" office:value-type="percentage" office:value="0.554621848739496" calcext:value-type="percentage" table:number-columns-spanned="1" table:number-rows-spanned="7">
            <text:p>55.46%</text:p>
          </table:table-cell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table:formula="of:=SUM([.C98:.C107])/SUM([.B98:.D107])" office:value-type="percentage" office:value="0.27" calcext:value-type="percentage" table:number-columns-spanned="1" table:number-rows-spanned="10">
            <text:p>27.00%</text:p>
          </table:table-cell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3" table:formula="of:=SUM([.D108:.D110])/SUM([.B108:.D110])" office:value-type="percentage" office:value="0.529411764705882" calcext:value-type="percentage" table:number-columns-spanned="1" table:number-rows-spanned="3">
            <text:p>52.94%</text:p>
          </table:table-cell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covered-table-cell table:style-name="ce3"/>
        </table:table-row>
        <table:table-row table:style-name="ro1">
          <table:table-cell table:number-columns-repeated="4"/>
          <table:table-cell table:style-name="ce3" table:formula="of:=SUM([.E91:.E108])/3" office:value-type="percentage" office:value="0.451344537815126" calcext:value-type="percentage">
            <text:p>45.13%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eeg-negative</text:p>
          </table:table-cell>
          <table:table-cell office:value-type="string" calcext:value-type="string">
            <text:p>eeg-neutral</text:p>
          </table:table-cell>
          <table:table-cell office:value-type="string" calcext:value-type="string">
            <text:p>eeg-possitive</text:p>
          </table:table-cell>
          <table:table-cell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formula="of:=SUM([.B113:.B119])/SUM([.B113:.D119])" office:value-type="percentage" office:value="0.510204081632653" calcext:value-type="percentage" table:number-columns-spanned="1" table:number-rows-spanned="7">
            <text:p>51.02%</text:p>
          </table:table-cell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" table:formula="of:=SUM([.C120:.C129])/SUM([.B120:.D129])" office:value-type="percentage" office:value="0.4" calcext:value-type="percentage" table:number-columns-spanned="1" table:number-rows-spanned="10">
            <text:p>40.00%</text:p>
          </table:table-cell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3" table:formula="of:=SUM([.D130:.D132])/SUM([.B130:.D132])" office:value-type="percentage" office:value="0.571428571428571" calcext:value-type="percentage" table:number-columns-spanned="1" table:number-rows-spanned="3">
            <text:p>57.14%</text:p>
          </table:table-cell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covered-table-cell table:style-name="ce3"/>
        </table:table-row>
        <table:table-row table:style-name="ro1">
          <table:table-cell table:number-columns-repeated="4"/>
          <table:table-cell table:style-name="ce3" table:formula="of:=SUM([.E113:.E130])/3" office:value-type="percentage" office:value="0.493877551020408" calcext:value-type="percentage">
            <text:p>49.39%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eeg-negative</text:p>
          </table:table-cell>
          <table:table-cell office:value-type="string" calcext:value-type="string">
            <text:p>eeg-neutral</text:p>
          </table:table-cell>
          <table:table-cell office:value-type="string" calcext:value-type="string">
            <text:p>eeg-possitive</text:p>
          </table:table-cell>
          <table:table-cell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table:formula="of:=SUM([.B135:.B141])/SUM([.B135:.D141])" office:value-type="percentage" office:value="0.619047619047619" calcext:value-type="percentage" table:number-columns-spanned="1" table:number-rows-spanned="7">
            <text:p>61.90%</text:p>
          </table:table-cell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table:formula="of:=SUM([.C142:.C151])/SUM([.B142:.D151])" office:value-type="percentage" office:value="0.213740458015267" calcext:value-type="percentage" table:number-columns-spanned="1" table:number-rows-spanned="10">
            <text:p>21.37%</text:p>
          </table:table-cell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3" table:formula="of:=SUM([.D152:.D154])/SUM([.B152:.D154])" office:value-type="percentage" office:value="0.583333333333333" calcext:value-type="percentage" table:number-columns-spanned="1" table:number-rows-spanned="3">
            <text:p>58.33%</text:p>
          </table:table-cell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covered-table-cell table:style-name="ce3"/>
        </table:table-row>
        <table:table-row table:style-name="ro1">
          <table:table-cell table:number-columns-repeated="4"/>
          <table:table-cell table:style-name="ce3" table:formula="of:=SUM([.E135:.E152])/3" office:value-type="percentage" office:value="0.472040470132073" calcext:value-type="percentage">
            <text:p>47.20%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eeg-negative</text:p>
          </table:table-cell>
          <table:table-cell office:value-type="string" calcext:value-type="string">
            <text:p>eeg-neutral</text:p>
          </table:table-cell>
          <table:table-cell office:value-type="string" calcext:value-type="string">
            <text:p>eeg-possitive</text:p>
          </table:table-cell>
          <table:table-cell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table:formula="of:=SUM([.B157:.B163])/SUM([.B157:.D163])" office:value-type="percentage" office:value="0.571428571428571" calcext:value-type="percentage" table:number-columns-spanned="1" table:number-rows-spanned="7">
            <text:p>57.14%</text:p>
          </table:table-cell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 table:formula="of:=SUM([.C164:.C173])/SUM([.B164:.D173])" office:value-type="percentage" office:value="0.266666666666667" calcext:value-type="percentage" table:number-columns-spanned="1" table:number-rows-spanned="10">
            <text:p>26.67%</text:p>
          </table:table-cell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table:formula="of:=SUM([.D174:.D176])/SUM([.B174:.D176])" office:value-type="percentage" office:value="0.5" calcext:value-type="percentage" table:number-columns-spanned="1" table:number-rows-spanned="3">
            <text:p>50.00%</text:p>
          </table:table-cell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covered-table-cell table:style-name="ce3"/>
        </table:table-row>
        <table:table-row table:style-name="ro1">
          <table:table-cell table:number-columns-repeated="4"/>
          <table:table-cell table:style-name="ce3" table:formula="of:=SUM([.E157:.E174])/3" office:value-type="percentage" office:value="0.446031746031746" calcext:value-type="percentage">
            <text:p>44.60%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eeg-negative</text:p>
          </table:table-cell>
          <table:table-cell office:value-type="string" calcext:value-type="string">
            <text:p>eeg-neutral</text:p>
          </table:table-cell>
          <table:table-cell office:value-type="string" calcext:value-type="string">
            <text:p>eeg-possitive</text:p>
          </table:table-cell>
          <table:table-cell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table:formula="of:=SUM([.B179:.B185])/SUM([.B179:.D185])" office:value-type="percentage" office:value="0.746031746031746" calcext:value-type="percentage" table:number-columns-spanned="1" table:number-rows-spanned="7">
            <text:p>74.60%</text:p>
          </table:table-cell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table:formula="of:=SUM([.C186:.C195])/SUM([.B186:.D195])" office:value-type="percentage" office:value="0.15" calcext:value-type="percentage" table:number-columns-spanned="1" table:number-rows-spanned="10">
            <text:p>15.00%</text:p>
          </table:table-cell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3" table:formula="of:=SUM([.D196:.D198])/SUM([.B196:.D198])" office:value-type="percentage" office:value="0.740740740740741" calcext:value-type="percentage" table:number-columns-spanned="1" table:number-rows-spanned="3">
            <text:p>74.07%</text:p>
          </table:table-cell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positiv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covered-table-cell table:style-name="ce3"/>
        </table:table-row>
        <table:table-row table:style-name="ro1">
          <table:table-cell table:number-columns-repeated="4"/>
          <table:table-cell table:style-name="ce3" table:formula="of:=SUM([.E179:.E196])/3" office:value-type="percentage" office:value="0.545590828924162" calcext:value-type="percentage">
            <text:p>54.56%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eeg-negative</text:p>
          </table:table-cell>
          <table:table-cell office:value-type="string" calcext:value-type="string">
            <text:p>eeg-neutral</text:p>
          </table:table-cell>
          <table:table-cell office:value-type="string" calcext:value-type="string">
            <text:p>eeg-possitive</text:p>
          </table:table-cell>
          <table:table-cell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" table:formula="of:=SUM([.B201:.B207])/SUM([.B201:.D207])" office:value-type="percentage" office:value="0.446428571428571" calcext:value-type="percentage" table:number-columns-spanned="1" table:number-rows-spanned="7">
            <text:p>44.64%</text:p>
          </table:table-cell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table:formula="of:=SUM([.C208:.C217])/SUM([.B208:.D217])" office:value-type="percentage" office:value="0.333333333333333" calcext:value-type="percentage" table:number-columns-spanned="1" table:number-rows-spanned="10">
            <text:p>33.33%</text:p>
          </table:table-cell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table:number-columns-repeated="3" office:value-type="float" office:value="3" calcext:value-type="float">
            <text:p>3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3" table:formula="of:=SUM([.D218:.D220])/SUM([.B218:.D220])" office:value-type="percentage" office:value="0.375" calcext:value-type="percentage" table:number-columns-spanned="1" table:number-rows-spanned="3">
            <text:p>37.50%</text:p>
          </table:table-cell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covered-table-cell table:style-name="ce3"/>
        </table:table-row>
        <table:table-row table:style-name="ro1">
          <table:table-cell table:number-columns-repeated="4"/>
          <table:table-cell table:style-name="ce3" table:formula="of:=SUM([.E201:.E218])/3" office:value-type="percentage" office:value="0.384920634920635" calcext:value-type="percentage">
            <text:p>38.49%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eeg-negative</text:p>
          </table:table-cell>
          <table:table-cell office:value-type="string" calcext:value-type="string">
            <text:p>eeg-neutral</text:p>
          </table:table-cell>
          <table:table-cell office:value-type="string" calcext:value-type="string">
            <text:p>eeg-possitive</text:p>
          </table:table-cell>
          <table:table-cell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table:formula="of:=SUM([.B223:.B229])/SUM([.B223:.D229])" office:value-type="percentage" office:value="0.326530612244898" calcext:value-type="percentage" table:number-columns-spanned="1" table:number-rows-spanned="7">
            <text:p>32.65%</text:p>
          </table:table-cell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table:formula="of:=SUM([.C230:.C239])/SUM([.B230:.D239])" office:value-type="percentage" office:value="0.425" calcext:value-type="percentage" table:number-columns-spanned="1" table:number-rows-spanned="10">
            <text:p>42.50%</text:p>
          </table:table-cell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table:formula="of:=SUM([.D240:.D242])/SUM([.B240:.D242])" office:value-type="percentage" office:value="0.571428571428571" calcext:value-type="percentage" table:number-columns-spanned="1" table:number-rows-spanned="3">
            <text:p>57.14%</text:p>
          </table:table-cell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covered-table-cell table:style-name="ce3"/>
        </table:table-row>
        <table:table-row table:style-name="ro1">
          <table:table-cell table:number-columns-repeated="4"/>
          <table:table-cell table:style-name="ce3" table:formula="of:=SUM([.E223:.E240])/3" office:value-type="percentage" office:value="0.440986394557823" calcext:value-type="percentage">
            <text:p>44.10%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eeg-negative</text:p>
          </table:table-cell>
          <table:table-cell office:value-type="string" calcext:value-type="string">
            <text:p>eeg-neutral</text:p>
          </table:table-cell>
          <table:table-cell office:value-type="string" calcext:value-type="string">
            <text:p>eeg-possitive</text:p>
          </table:table-cell>
          <table:table-cell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" table:formula="of:=SUM([.B245:.B251])/SUM([.B245:.D251])" office:value-type="percentage" office:value="0.571428571428571" calcext:value-type="percentage" table:number-columns-spanned="1" table:number-rows-spanned="7">
            <text:p>57.14%</text:p>
          </table:table-cell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table:formula="of:=SUM([.C252:.C261])/SUM([.B252:.D261])" office:value-type="percentage" office:value="0.2875" calcext:value-type="percentage" table:number-columns-spanned="1" table:number-rows-spanned="10">
            <text:p>28.75%</text:p>
          </table:table-cell>
        </table:table-row>
        <table:table-row table:style-name="ro1">
          <table:table-cell office:value-type="string" calcext:value-type="string">
            <text:p>eeg-neutra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formula="of:=SUM([.D262:.D264])/SUM([.B262:.D264])" office:value-type="percentage" office:value="0.142857142857143" calcext:value-type="percentage" table:number-columns-spanned="1" table:number-rows-spanned="3">
            <text:p>14.29%</text:p>
          </table:table-cell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table:number-columns-repeated="4"/>
          <table:table-cell table:style-name="ce3" table:formula="of:=SUM([.E245:.E262])/3" office:value-type="percentage" office:value="0.333928571428571" calcext:value-type="percentage">
            <text:p>33.39%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string" calcext:value-type="string">
            <text:p>eeg-negative</text:p>
          </table:table-cell>
          <table:table-cell office:value-type="string" calcext:value-type="string">
            <text:p>eeg-neutral</text:p>
          </table:table-cell>
          <table:table-cell office:value-type="string" calcext:value-type="string">
            <text:p>eeg-possitive</text:p>
          </table:table-cell>
          <table:table-cell/>
        </table:table-row>
        <table:table-row table:style-name="ro1">
          <table:table-cell office:value-type="string" calcext:value-type="string">
            <text:p>eeg-negativ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" table:formula="of:=SUM([.B267:.B273])/SUM([.B267:.D273])" office:value-type="percentage" office:value="0.452380952380952" calcext:value-type="percentage" table:number-columns-spanned="1" table:number-rows-spanned="7">
            <text:p>45.24%</text:p>
          </table:table-cell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 table:formula="of:=SUM([.C274:.C283])/SUM([.B274:.D283])" office:value-type="percentage" office:value="0.457142857142857" calcext:value-type="percentage" table:number-columns-spanned="1" table:number-rows-spanned="10">
            <text:p>45.71%</text:p>
          </table:table-cell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" table:formula="of:=SUM([.D284:.D286])/SUM([.B284:.D286])" office:value-type="percentage" office:value="0.5" calcext:value-type="percentage" table:number-columns-spanned="1" table:number-rows-spanned="3">
            <text:p>50.00%</text:p>
          </table:table-cell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covered-table-cell table:style-name="ce3"/>
        </table:table-row>
        <table:table-row table:style-name="ro1">
          <table:table-cell table:number-columns-repeated="4"/>
          <table:table-cell table:style-name="ce3" table:formula="of:=SUM([.E267:.E284])/3" office:value-type="percentage" office:value="0.46984126984127" calcext:value-type="percentage">
            <text:p>46.98%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string" calcext:value-type="string">
            <text:p>eeg-negative</text:p>
          </table:table-cell>
          <table:table-cell office:value-type="string" calcext:value-type="string">
            <text:p>eeg-neutral</text:p>
          </table:table-cell>
          <table:table-cell office:value-type="string" calcext:value-type="string">
            <text:p>eeg-possitive</text:p>
          </table:table-cell>
          <table:table-cell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formula="of:=SUM([.B289:.B295])/SUM([.B289:.D295])" office:value-type="percentage" office:value="0.214285714285714" calcext:value-type="percentage" table:number-columns-spanned="1" table:number-rows-spanned="7">
            <text:p>21.43%</text:p>
          </table:table-cell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SUM([.C296:.C305])/SUM([.B296:.D305])" office:value-type="percentage" office:value="0.344262295081967" calcext:value-type="percentage" table:number-columns-spanned="1" table:number-rows-spanned="10">
            <text:p>34.43%</text:p>
          </table:table-cell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table:formula="of:=SUM([.D306:.D308])/SUM([.B306:.D308])" office:value-type="percentage" office:value="0.444444444444444" calcext:value-type="percentage" table:number-columns-spanned="1" table:number-rows-spanned="3">
            <text:p>44.44%</text:p>
          </table:table-cell>
        </table:table-row>
        <table:table-row table:style-name="ro1">
          <table:table-cell office:value-type="string" calcext:value-type="string">
            <text:p>eeg-positive</text:p>
          </table:table-cell>
          <table:table-cell table:number-columns-repeated="3" office:value-type="float" office:value="2" calcext:value-type="float">
            <text:p>2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covered-table-cell table:style-name="ce3"/>
        </table:table-row>
        <table:table-row table:style-name="ro1">
          <table:table-cell table:number-columns-repeated="4"/>
          <table:table-cell table:style-name="ce3" table:formula="of:=SUM([.E289:.E306])/3" office:value-type="percentage" office:value="0.334330817937375" calcext:value-type="percentage">
            <text:p>33.43%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string" calcext:value-type="string">
            <text:p>eeg-negative</text:p>
          </table:table-cell>
          <table:table-cell office:value-type="string" calcext:value-type="string">
            <text:p>eeg-neutral</text:p>
          </table:table-cell>
          <table:table-cell office:value-type="string" calcext:value-type="string">
            <text:p>eeg-possitive</text:p>
          </table:table-cell>
          <table:table-cell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table:formula="of:=SUM([.B311:.B317])/SUM([.B311:.D317])" office:value-type="percentage" office:value="0.857142857142857" calcext:value-type="percentage" table:number-columns-spanned="1" table:number-rows-spanned="7">
            <text:p>85.71%</text:p>
          </table:table-cell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" table:formula="of:=SUM([.C318:.C327])/SUM([.B318:.D327])" office:value-type="percentage" office:value="0.116666666666667" calcext:value-type="percentage" table:number-columns-spanned="1" table:number-rows-spanned="10">
            <text:p>11.67%</text:p>
          </table:table-cell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" table:formula="of:=SUM([.D328:.D330])/SUM([.B328:.D330])" office:value-type="percentage" office:value="0.6" calcext:value-type="percentage" table:number-columns-spanned="1" table:number-rows-spanned="3">
            <text:p>60.00%</text:p>
          </table:table-cell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positiv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covered-table-cell table:style-name="ce3"/>
        </table:table-row>
        <table:table-row table:style-name="ro1">
          <table:table-cell table:number-columns-repeated="4"/>
          <table:table-cell table:style-name="ce3" table:formula="of:=SUM([.E311:.E328])/3" office:value-type="percentage" office:value="0.524603174603175" calcext:value-type="percentage">
            <text:p>52.46%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eeg-negative</text:p>
          </table:table-cell>
          <table:table-cell office:value-type="string" calcext:value-type="string">
            <text:p>eeg-neutral</text:p>
          </table:table-cell>
          <table:table-cell office:value-type="string" calcext:value-type="string">
            <text:p>eeg-possitive</text:p>
          </table:table-cell>
          <table:table-cell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" table:formula="of:=SUM([.B333:.B339])/SUM([.B333:.D339])" office:value-type="percentage" office:value="0.542857142857143" calcext:value-type="percentage" table:number-columns-spanned="1" table:number-rows-spanned="7">
            <text:p>54.29%</text:p>
          </table:table-cell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formula="of:=SUM([.C340:.C349])/SUM([.B340:.D349])" office:value-type="percentage" office:value="0.233333333333333" calcext:value-type="percentage" table:number-columns-spanned="1" table:number-rows-spanned="10">
            <text:p>23.33%</text:p>
          </table:table-cell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table:number-columns-repeated="3" office:value-type="float" office:value="2" calcext:value-type="float">
            <text:p>2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SUM([.D350:.D352])/SUM([.B350:.D352])" office:value-type="percentage" office:value="0.266666666666667" calcext:value-type="percentage" table:number-columns-spanned="1" table:number-rows-spanned="3">
            <text:p>26.67%</text:p>
          </table:table-cell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positiv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covered-table-cell table:style-name="ce3"/>
        </table:table-row>
        <table:table-row table:style-name="ro1">
          <table:table-cell table:number-columns-repeated="4"/>
          <table:table-cell table:style-name="ce3" table:formula="of:=SUM([.E333:.E350])/3" office:value-type="percentage" office:value="0.347619047619048" calcext:value-type="percentage">
            <text:p>34.76%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string" calcext:value-type="string">
            <text:p>eeg-negative</text:p>
          </table:table-cell>
          <table:table-cell office:value-type="string" calcext:value-type="string">
            <text:p>eeg-neutral</text:p>
          </table:table-cell>
          <table:table-cell office:value-type="string" calcext:value-type="string">
            <text:p>eeg-possitive</text:p>
          </table:table-cell>
          <table:table-cell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table:formula="of:=SUM([.B355:.B361])/SUM([.B355:.D361])" office:value-type="percentage" office:value="0.542857142857143" calcext:value-type="percentage" table:number-columns-spanned="1" table:number-rows-spanned="7">
            <text:p>54.29%</text:p>
          </table:table-cell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SUM([.C362:.C371])/SUM([.B362:.D371])" office:value-type="percentage" office:value="0.12" calcext:value-type="percentage" table:number-columns-spanned="1" table:number-rows-spanned="10">
            <text:p>12.00%</text:p>
          </table:table-cell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" table:formula="of:=SUM([.D372:.D374])/SUM([.B372:.D374])" office:value-type="percentage" office:value="0.666666666666667" calcext:value-type="percentage" table:number-columns-spanned="1" table:number-rows-spanned="3">
            <text:p>66.67%</text:p>
          </table:table-cell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covered-table-cell table:style-name="ce3"/>
        </table:table-row>
        <table:table-row table:style-name="ro1">
          <table:table-cell table:number-columns-repeated="4"/>
          <table:table-cell table:style-name="ce3" table:formula="of:=SUM([.E355:.E372])/3" office:value-type="percentage" office:value="0.443174603174603" calcext:value-type="percentage">
            <text:p>44.32%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string" calcext:value-type="string">
            <text:p>eeg-negative</text:p>
          </table:table-cell>
          <table:table-cell office:value-type="string" calcext:value-type="string">
            <text:p>eeg-neutral</text:p>
          </table:table-cell>
          <table:table-cell office:value-type="string" calcext:value-type="string">
            <text:p>eeg-possitive</text:p>
          </table:table-cell>
          <table:table-cell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" table:formula="of:=SUM([.B377:.B383])/SUM([.B377:.D383])" office:value-type="percentage" office:value="0.178571428571429" calcext:value-type="percentage" table:number-columns-spanned="1" table:number-rows-spanned="7">
            <text:p>17.86%</text:p>
          </table:table-cell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formula="of:=SUM([.C384:.C393])/SUM([.B384:.D393])" office:value-type="percentage" office:value="0.46" calcext:value-type="percentage" table:number-columns-spanned="1" table:number-rows-spanned="10">
            <text:p>46.00%</text:p>
          </table:table-cell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positiv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3" table:formula="of:=SUM([.D394:.D396])/SUM([.B394:.D396])" office:value-type="percentage" office:value="0.833333333333333" calcext:value-type="percentage" table:number-columns-spanned="1" table:number-rows-spanned="3">
            <text:p>83.33%</text:p>
          </table:table-cell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covered-table-cell table:style-name="ce3"/>
        </table:table-row>
        <table:table-row table:style-name="ro1">
          <table:table-cell table:number-columns-repeated="4"/>
          <table:table-cell table:style-name="ce3" table:formula="of:=SUM([.E377:.E394])/3" office:value-type="percentage" office:value="0.490634920634921" calcext:value-type="percentage">
            <text:p>49.06%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string" calcext:value-type="string">
            <text:p>eeg-negative</text:p>
          </table:table-cell>
          <table:table-cell office:value-type="string" calcext:value-type="string">
            <text:p>eeg-neutral</text:p>
          </table:table-cell>
          <table:table-cell office:value-type="string" calcext:value-type="string">
            <text:p>eeg-possitive</text:p>
          </table:table-cell>
          <table:table-cell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SUM([.B399:.B405])/SUM([.B399:.D405])" office:value-type="percentage" office:value="0.892857142857143" calcext:value-type="percentage" table:number-columns-spanned="1" table:number-rows-spanned="7">
            <text:p>89.29%</text:p>
          </table:table-cell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SUM([.C406:.C415])/SUM([.B406:.D415])" office:value-type="percentage" office:value="0.04" calcext:value-type="percentage" table:number-columns-spanned="1" table:number-rows-spanned="10">
            <text:p>4.00%</text:p>
          </table:table-cell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" table:formula="of:=SUM([.D416:.D418])/SUM([.B416:.D418])" office:value-type="percentage" office:value="0.5" calcext:value-type="percentage" table:number-columns-spanned="1" table:number-rows-spanned="3">
            <text:p>50.00%</text:p>
          </table:table-cell>
        </table:table-row>
        <table:table-row table:style-name="ro1">
          <table:table-cell office:value-type="string" calcext:value-type="string">
            <text:p>eeg-positiv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covered-table-cell table:style-name="ce3"/>
        </table:table-row>
        <table:table-row table:style-name="ro1">
          <table:table-cell table:number-columns-repeated="4"/>
          <table:table-cell table:style-name="ce3" table:formula="of:=SUM([.E399:.E416])/3" office:value-type="percentage" office:value="0.477619047619048" calcext:value-type="percentage">
            <text:p>47.76%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string" calcext:value-type="string">
            <text:p>eeg-negative</text:p>
          </table:table-cell>
          <table:table-cell office:value-type="string" calcext:value-type="string">
            <text:p>eeg-neutral</text:p>
          </table:table-cell>
          <table:table-cell office:value-type="string" calcext:value-type="string">
            <text:p>eeg-possitive</text:p>
          </table:table-cell>
          <table:table-cell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SUM([.B421:.B427])/SUM([.B421:.D427])" office:value-type="percentage" office:value="1" calcext:value-type="percentage" table:number-columns-spanned="1" table:number-rows-spanned="7">
            <text:p>100.00%</text:p>
          </table:table-cell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SUM([.C428:.C437])/SUM([.B428:.D437])" office:value-type="percentage" office:value="0.16" calcext:value-type="percentage" table:number-columns-spanned="1" table:number-rows-spanned="10">
            <text:p>16.00%</text:p>
          </table:table-cell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formula="of:=SUM([.D438:.D440])/SUM([.B438:.D440])" office:value-type="percentage" office:value="0.416666666666667" calcext:value-type="percentage" table:number-columns-spanned="1" table:number-rows-spanned="3">
            <text:p>41.67%</text:p>
          </table:table-cell>
        </table:table-row>
        <table:table-row table:style-name="ro1">
          <table:table-cell office:value-type="string" calcext:value-type="string">
            <text:p>eeg-positiv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positiv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covered-table-cell table:style-name="ce3"/>
        </table:table-row>
        <table:table-row table:style-name="ro1">
          <table:table-cell table:number-columns-repeated="4"/>
          <table:table-cell table:style-name="ce3" table:formula="of:=SUM([.E421:.E438])/3" office:value-type="percentage" office:value="0.525555555555556" calcext:value-type="percentage">
            <text:p>52.56%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eeg-negative</text:p>
          </table:table-cell>
          <table:table-cell office:value-type="string" calcext:value-type="string">
            <text:p>eeg-neutral</text:p>
          </table:table-cell>
          <table:table-cell office:value-type="string" calcext:value-type="string">
            <text:p>eeg-possitive</text:p>
          </table:table-cell>
          <table:table-cell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formula="of:=SUM([.B443:.B449])/SUM([.B443:.D449])" office:value-type="percentage" office:value="0.357142857142857" calcext:value-type="percentage" table:number-columns-spanned="1" table:number-rows-spanned="7">
            <text:p>35.71%</text:p>
          </table:table-cell>
        </table:table-row>
        <table:table-row table:style-name="ro1">
          <table:table-cell office:value-type="string" calcext:value-type="string">
            <text:p>eeg-negativ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formula="of:=SUM([.C450:.C459])/SUM([.B450:.D459])" office:value-type="percentage" office:value="0.275" calcext:value-type="percentage" table:number-columns-spanned="1" table:number-rows-spanned="10">
            <text:p>27.50%</text:p>
          </table:table-cell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positiv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table:formula="of:=SUM([.D460:.D462])/SUM([.B460:.D462])" office:value-type="percentage" office:value="0.5" calcext:value-type="percentage" table:number-columns-spanned="1" table:number-rows-spanned="3">
            <text:p>50.00%</text:p>
          </table:table-cell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positiv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covered-table-cell table:style-name="ce3"/>
        </table:table-row>
        <table:table-row table:style-name="ro1">
          <table:table-cell table:number-columns-repeated="4"/>
          <table:table-cell table:style-name="ce3" table:formula="of:=SUM([.E443:.E460])/3" office:value-type="percentage" office:value="0.377380952380952" calcext:value-type="percentage">
            <text:p>37.74%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string" calcext:value-type="string">
            <text:p>eeg-negative</text:p>
          </table:table-cell>
          <table:table-cell office:value-type="string" calcext:value-type="string">
            <text:p>eeg-neutral</text:p>
          </table:table-cell>
          <table:table-cell office:value-type="string" calcext:value-type="string">
            <text:p>eeg-possitive</text:p>
          </table:table-cell>
          <table:table-cell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table:formula="of:=SUM([.B465:.B471])/SUM([.B465:.D471])" office:value-type="percentage" office:value="0.642857142857143" calcext:value-type="percentage" table:number-columns-spanned="1" table:number-rows-spanned="7">
            <text:p>64.29%</text:p>
          </table:table-cell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formula="of:=SUM([.C472:.C481])/SUM([.B472:.D481])" office:value-type="percentage" office:value="0.1" calcext:value-type="percentage" table:number-columns-spanned="1" table:number-rows-spanned="10">
            <text:p>10.00%</text:p>
          </table:table-cell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table:formula="of:=SUM([.D482:.D484])/SUM([.B482:.D484])" office:value-type="percentage" office:value="0.5" calcext:value-type="percentage" table:number-columns-spanned="1" table:number-rows-spanned="3">
            <text:p>50.00%</text:p>
          </table:table-cell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covered-table-cell table:style-name="ce3"/>
        </table:table-row>
        <table:table-row table:style-name="ro1">
          <table:table-cell table:number-columns-repeated="4"/>
          <table:table-cell table:style-name="ce3" table:formula="of:=SUM([.E465:.E482])/3" office:value-type="percentage" office:value="0.414285714285714" calcext:value-type="percentage">
            <text:p>41.43%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string" calcext:value-type="string">
            <text:p>eeg-negative</text:p>
          </table:table-cell>
          <table:table-cell office:value-type="string" calcext:value-type="string">
            <text:p>eeg-neutral</text:p>
          </table:table-cell>
          <table:table-cell office:value-type="string" calcext:value-type="string">
            <text:p>eeg-possitive</text:p>
          </table:table-cell>
          <table:table-cell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table:formula="of:=SUM([.B487:.B493])/SUM([.B487:.D493])" office:value-type="percentage" office:value="0.857142857142857" calcext:value-type="percentage" table:number-columns-spanned="1" table:number-rows-spanned="7">
            <text:p>85.71%</text:p>
          </table:table-cell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table:formula="of:=SUM([.C494:.C503])/SUM([.B494:.D503])" office:value-type="percentage" office:value="0.25" calcext:value-type="percentage" table:number-columns-spanned="1" table:number-rows-spanned="10">
            <text:p>25.00%</text:p>
          </table:table-cell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" table:formula="of:=SUM([.D504:.D506])/SUM([.B504:.D506])" office:value-type="percentage" office:value="0.333333333333333" calcext:value-type="percentage" table:number-columns-spanned="1" table:number-rows-spanned="3">
            <text:p>33.33%</text:p>
          </table:table-cell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covered-table-cell table:style-name="ce3"/>
        </table:table-row>
        <table:table-row table:style-name="ro1">
          <table:table-cell table:number-columns-repeated="4"/>
          <table:table-cell table:style-name="ce3" table:formula="of:=SUM([.E487:.E504])/3" office:value-type="percentage" office:value="0.48015873015873" calcext:value-type="percentage">
            <text:p>48.02%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string" calcext:value-type="string">
            <text:p>eeg-negative</text:p>
          </table:table-cell>
          <table:table-cell office:value-type="string" calcext:value-type="string">
            <text:p>eeg-neutral</text:p>
          </table:table-cell>
          <table:table-cell office:value-type="string" calcext:value-type="string">
            <text:p>eeg-possitive</text:p>
          </table:table-cell>
          <table:table-cell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table:formula="of:=SUM([.B509:.B515])/SUM([.B509:.D515])" office:value-type="percentage" office:value="0.904761904761905" calcext:value-type="percentage" table:number-columns-spanned="1" table:number-rows-spanned="7">
            <text:p>90.48%</text:p>
          </table:table-cell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formula="of:=SUM([.C516:.C525])/SUM([.B516:.D525])" office:value-type="percentage" office:value="0.1" calcext:value-type="percentage" table:number-columns-spanned="1" table:number-rows-spanned="10">
            <text:p>10.00%</text:p>
          </table:table-cell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" table:formula="of:=SUM([.D526:.D528])/SUM([.B526:.D528])" office:value-type="percentage" office:value="0.666666666666667" calcext:value-type="percentage" table:number-columns-spanned="1" table:number-rows-spanned="3">
            <text:p>66.67%</text:p>
          </table:table-cell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covered-table-cell table:style-name="ce3"/>
        </table:table-row>
        <table:table-row table:style-name="ro1">
          <table:table-cell table:number-columns-repeated="4"/>
          <table:table-cell table:style-name="ce3" table:formula="of:=SUM([.E509:.E526])/3" office:value-type="percentage" office:value="0.557142857142857" calcext:value-type="percentage">
            <text:p>55.71%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string" calcext:value-type="string">
            <text:p>eeg-negative</text:p>
          </table:table-cell>
          <table:table-cell office:value-type="string" calcext:value-type="string">
            <text:p>eeg-neutral</text:p>
          </table:table-cell>
          <table:table-cell office:value-type="string" calcext:value-type="string">
            <text:p>eeg-possitive</text:p>
          </table:table-cell>
          <table:table-cell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table:formula="of:=SUM([.B531:.B537])/SUM([.B531:.D537])" office:value-type="percentage" office:value="0.714285714285714" calcext:value-type="percentage" table:number-columns-spanned="1" table:number-rows-spanned="7">
            <text:p>71.43%</text:p>
          </table:table-cell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formula="of:=SUM([.C538:.C547])/SUM([.B538:.D547])" office:value-type="percentage" office:value="0.375" calcext:value-type="percentage" table:number-columns-spanned="1" table:number-rows-spanned="10">
            <text:p>37.50%</text:p>
          </table:table-cell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" table:formula="of:=SUM([.D548:.D550])/SUM([.B548:.D550])" office:value-type="percentage" office:value="0.666666666666667" calcext:value-type="percentage" table:number-columns-spanned="1" table:number-rows-spanned="3">
            <text:p>66.67%</text:p>
          </table:table-cell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covered-table-cell table:style-name="ce3"/>
        </table:table-row>
        <table:table-row table:style-name="ro1">
          <table:table-cell table:number-columns-repeated="4"/>
          <table:table-cell table:style-name="ce3" table:formula="of:=SUM([.E531:.E548])/3" office:value-type="percentage" office:value="0.58531746031746" calcext:value-type="percentage">
            <text:p>58.53%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eeg-negative</text:p>
          </table:table-cell>
          <table:table-cell office:value-type="string" calcext:value-type="string">
            <text:p>eeg-neutral</text:p>
          </table:table-cell>
          <table:table-cell office:value-type="string" calcext:value-type="string">
            <text:p>eeg-possitive</text:p>
          </table:table-cell>
          <table:table-cell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table:formula="of:=SUM([.B553:.B559])/SUM([.B553:.D559])" office:value-type="percentage" office:value="0.80952380952381" calcext:value-type="percentage" table:number-columns-spanned="1" table:number-rows-spanned="7">
            <text:p>80.95%</text:p>
          </table:table-cell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" table:formula="of:=SUM([.C560:.C569])/SUM([.B560:.D569])" office:value-type="percentage" office:value="0.075" calcext:value-type="percentage" table:number-columns-spanned="1" table:number-rows-spanned="10">
            <text:p>7.50%</text:p>
          </table:table-cell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positive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" table:formula="of:=SUM([.D570:.D572])/SUM([.B570:.D572])" office:value-type="percentage" office:value="0.555555555555556" calcext:value-type="percentage" table:number-columns-spanned="1" table:number-rows-spanned="3">
            <text:p>55.56%</text:p>
          </table:table-cell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covered-table-cell table:style-name="ce3"/>
        </table:table-row>
        <table:table-row table:style-name="ro1">
          <table:table-cell table:number-columns-repeated="4"/>
          <table:table-cell table:style-name="ce3" table:formula="of:=SUM([.E553:.E570])/3" office:value-type="percentage" office:value="0.480026455026455" calcext:value-type="percentage">
            <text:p>48.00%</text:p>
          </table:table-cell>
        </table:table-row>
        <table:table-row table:style-name="ro1" table:number-rows-repeated="104800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GB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7T21:44:27.976568136</dc:date>
    <meta:editing-duration>PT5M11S</meta:editing-duration>
    <meta:editing-cycles>1</meta:editing-cycles>
    <meta:generator>LibreOffice/6.1.5.2$Linux_X86_64 LibreOffice_project/10$Build-2</meta:generator>
    <meta:document-statistic meta:table-count="1" meta:cell-count="2288" meta:object-count="0"/>
  </office:meta>
</office:document-meta>
</file>